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189909" officeooo:paragraph-rsid="001e40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26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27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28" style:family="paragraph" style:parent-style-name="Preformatted_20_Text">
      <style:paragraph-properties fo:text-align="justify" style:justify-single-word="false"/>
      <style:text-properties fo:color="#b2b2b2" officeooo:paragraph-rsid="001d91d8"/>
    </style:style>
    <style:style style:name="P29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fo:color="#b2b2b2" style:text-position="0% 100%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33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52e2a4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4a8c4d" fo:background-color="transparent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7118bd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4439e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5038a1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fo:font-size="10pt" officeooo:paragraph-rsid="004439eb" style:font-size-asian="10pt" style:font-size-complex="10pt"/>
    </style:style>
    <style:style style:name="P41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42" style:family="paragraph" style:parent-style-name="Preformatted_20_Text">
      <style:paragraph-properties fo:text-align="justify" style:justify-single-word="false"/>
      <style:text-properties style:use-window-font-color="true"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118bd" officeooo:paragraph-rsid="00213e5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3ccd98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3ccd98" fo:background-color="transparent" style:font-size-asian="13pt" style:font-style-asian="italic" style:font-weight-asian="bold" style:font-size-complex="13pt" style:font-style-complex="italic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46bb1c" fo:background-color="transparent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50" style:family="paragraph" style:parent-style-name="Preformatted_20_Text">
      <style:paragraph-properties fo:text-align="justify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51" style:family="paragraph" style:parent-style-name="Preformatted_20_Text">
      <style:paragraph-properties fo:text-align="start" style:justify-single-word="false"/>
      <style:text-properties style:use-window-font-color="true" fo:font-size="10pt" style:text-underline-style="none" officeooo:rsid="001e4220" officeooo:paragraph-rsid="005469e8" style:font-size-asian="10pt" style:font-size-complex="10pt"/>
    </style:style>
    <style:style style:name="P52" style:family="paragraph" style:parent-style-name="Preformatted_20_Text">
      <style:paragraph-properties fo:text-align="justify" style:justify-single-word="false"/>
      <style:text-properties style:use-window-font-color="true" fo:font-size="10pt" style:text-underline-style="none" officeooo:rsid="001e4220" officeooo:paragraph-rsid="001d91d8" style:font-size-asian="10pt" style:font-size-complex="10pt"/>
    </style:style>
    <style:style style:name="P53" style:family="paragraph" style:parent-style-name="Preformatted_20_Text">
      <style:paragraph-properties fo:text-align="start" style:justify-single-word="false"/>
      <style:text-properties style:use-window-font-color="true" officeooo:paragraph-rsid="005038a1"/>
    </style:style>
    <style:style style:name="P54" style:family="paragraph" style:parent-style-name="Preformatted_20_Text">
      <style:paragraph-properties fo:text-align="justify" style:justify-single-word="false"/>
      <style:text-properties officeooo:rsid="006f49fb" officeooo:paragraph-rsid="0048c6ca" fo:background-color="transparent"/>
    </style:style>
    <style:style style:name="P55" style:family="paragraph" style:parent-style-name="Preformatted_20_Text">
      <style:paragraph-properties fo:text-align="justify" style:justify-single-word="false"/>
      <style:text-properties officeooo:paragraph-rsid="000b4a1c"/>
    </style:style>
    <style:style style:name="P56" style:family="paragraph" style:parent-style-name="Preformatted_20_Text" style:list-style-name="L2">
      <style:paragraph-properties fo:text-align="justify" style:justify-single-word="false"/>
      <style:text-properties officeooo:paragraph-rsid="001d91d8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7" style:family="text">
      <style:text-properties style:text-position="sub 58%" fo:font-style="normal" fo:font-weight="normal" officeooo:rsid="00519d70" style:font-style-asian="normal" style:font-weight-asian="normal" style:font-style-complex="normal" style:font-weight-complex="normal"/>
    </style:style>
    <style:style style:name="T8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b 58%" fo:font-style="italic" fo:font-weight="bold" officeooo:rsid="00207b72" style:font-style-asian="italic" style:font-weight-asian="bold" style:font-style-complex="italic" style:font-weight-complex="bold"/>
    </style:style>
    <style:style style:name="T10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 fo:font-style="italic" fo:font-weight="normal" officeooo:rsid="00207b72" style:font-style-asian="italic" style:font-weight-asian="normal" style:font-style-complex="italic" style:font-weight-complex="normal"/>
    </style:style>
    <style:style style:name="T12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3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4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sub 58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sub 58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sub 58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sub 58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sub 58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text-position="sub 58%" fo:font-size="10pt" fo:font-style="normal" fo:font-weight="normal" officeooo:rsid="004fcc5a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text-position="sub 58%" fo:font-size="10pt" fo:font-style="normal" fo:font-weight="normal" officeooo:rsid="001e422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text-position="sub 58%" fo:font-size="10pt" fo:font-style="normal" fo:font-weight="normal" officeooo:rsid="0072ca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text-position="sub 58%" fo:font-size="10pt" fo:font-style="normal" fo:font-weight="normal" officeooo:rsid="004e75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text-position="sub 58%" fo:font-size="10pt" fo:font-style="normal" fo:font-weight="normal" officeooo:rsid="00846eb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text-position="sub 58%" fo:font-size="10pt" fo:font-style="normal" fo:font-weight="normal" officeooo:rsid="004e84b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text-position="sub 58%" fo:font-size="10pt" fo:font-style="normal" fo:font-weight="normal" officeooo:rsid="008b3d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text-position="sub 58%" officeooo:rsid="00207b72"/>
    </style:style>
    <style:style style:name="T37" style:family="text">
      <style:text-properties style:text-position="sub 58%" officeooo:rsid="0010aad8"/>
    </style:style>
    <style:style style:name="T38" style:family="text">
      <style:text-properties style:text-position="sub 58%" officeooo:rsid="001e4220"/>
    </style:style>
    <style:style style:name="T39" style:family="text">
      <style:text-properties style:text-position="sub 58%" officeooo:rsid="00846eb6"/>
    </style:style>
    <style:style style:name="T40" style:family="text">
      <style:text-properties style:text-position="sub 58%" officeooo:rsid="007f00d6"/>
    </style:style>
    <style:style style:name="T41" style:family="text">
      <style:text-properties style:text-position="sub 58%" officeooo:rsid="004dd6d9"/>
    </style:style>
    <style:style style:name="T4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00783cd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fo:font-weight="normal" officeooo:rsid="00519d70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fo:font-weight="normal" officeooo:rsid="005e8507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normal" officeooo:rsid="006b0de3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fo:font-weight="bold" officeooo:rsid="005e8507" style:font-style-asian="normal" style:font-weight-asian="bold" style:font-style-complex="normal" style:font-weight-complex="bold"/>
    </style:style>
    <style:style style:name="T5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style:text-position="0% 100%" fo:font-style="italic" fo:font-weight="bold" officeooo:rsid="00616a1e" style:font-style-asian="italic" style:font-weight-asian="bold" style:font-style-complex="italic" style:font-weight-complex="bold"/>
    </style:style>
    <style:style style:name="T61" style:family="text">
      <style:text-properties style:text-position="0% 100%" fo:font-style="italic" fo:font-weight="bold" officeooo:rsid="005e8507" style:font-style-asian="italic" style:font-weight-asian="bold" style:font-style-complex="italic" style:font-weight-complex="bold"/>
    </style:style>
    <style:style style:name="T62" style:family="text">
      <style:text-properties style:text-position="0% 100%" fo:font-style="italic" fo:font-weight="bold" officeooo:rsid="005ef0e6" style:font-style-asian="italic" style:font-weight-asian="bold" style:font-style-complex="italic" style:font-weight-complex="bold"/>
    </style:style>
    <style:style style:name="T63" style:family="text">
      <style:text-properties style:text-position="0% 100%" fo:font-style="italic" fo:font-weight="bold" officeooo:rsid="005469e8" style:font-style-asian="italic" style:font-weight-asian="bold" style:font-style-complex="italic" style:font-weight-complex="bold"/>
    </style:style>
    <style:style style:name="T6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text-position="0% 100%" fo:font-style="italic" fo:font-weight="normal" officeooo:rsid="00616a1e" style:font-style-asian="italic" style:font-weight-asian="normal" style:font-style-complex="italic" style:font-weight-complex="normal"/>
    </style:style>
    <style:style style:name="T66" style:family="text">
      <style:text-properties style:text-position="0% 100%" fo:font-style="italic" fo:font-weight="normal" officeooo:rsid="005e8507" style:font-style-asian="italic" style:font-weight-asian="normal" style:font-style-complex="italic" style:font-weight-complex="normal"/>
    </style:style>
    <style:style style:name="T67" style:family="text">
      <style:text-properties style:text-position="0% 100%" fo:font-style="italic" fo:font-weight="normal" officeooo:rsid="005469e8" style:font-style-asian="italic" style:font-weight-asian="normal" style:font-style-complex="italic" style:font-weight-complex="normal"/>
    </style:style>
    <style:style style:name="T68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69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70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71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72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text-position="0% 100%"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text-position="0% 100%" fo:font-size="10pt" fo:font-style="normal" fo:font-weight="normal" officeooo:rsid="00339cdb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text-position="0% 100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text-position="0% 100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text-position="0% 100%" fo:font-size="10pt" fo:font-style="normal" fo:font-weight="normal" officeooo:rsid="007ac1e5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text-position="0% 100%" fo:font-size="10pt" fo:font-style="normal" fo:font-weight="normal" officeooo:rsid="0052a18e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text-position="0% 100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text-position="0% 100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text-position="0% 100%" fo:font-size="10pt" fo:font-style="normal" fo:font-weight="normal" officeooo:rsid="0021e191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text-position="0% 100%" fo:font-size="10pt" fo:font-style="normal" fo:font-weight="normal" officeooo:rsid="0026eada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text-position="0% 100%" fo:font-size="10pt" fo:font-style="normal" fo:font-weight="normal" officeooo:rsid="002ca06c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text-position="0% 100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text-position="0% 100%" fo:font-size="10pt" fo:font-style="normal" fo:font-weight="normal" officeooo:rsid="005038a1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text-position="0% 100%" fo:font-size="10pt" fo:font-style="normal" fo:font-weight="normal" officeooo:rsid="001e422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text-position="0% 100%" fo:font-size="10pt" fo:font-style="normal" fo:font-weight="normal" officeooo:rsid="0052a18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text-position="0% 100%" fo:font-size="10pt" fo:font-style="normal" fo:font-weight="normal" officeooo:rsid="004e75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text-position="0% 100%" fo:font-size="10pt" fo:font-style="normal" fo:font-weight="normal" officeooo:rsid="0043ce2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text-position="0% 100%" fo:font-size="10pt" fo:font-style="normal" fo:font-weight="normal" officeooo:rsid="002ca06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text-position="0% 100%" fo:font-size="10pt" fo:font-style="normal" fo:font-weight="normal" officeooo:rsid="0046e31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text-position="0% 100%" fo:font-size="10pt" fo:font-style="normal" fo:font-weight="normal" officeooo:rsid="004e84b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text-position="0% 100%" fo:font-size="10pt" fo:font-style="normal" fo:font-weight="normal" officeooo:rsid="007ac1e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style:text-position="0% 100%"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112" style:family="text">
      <style:text-properties style:text-position="0% 100%" fo:font-size="13pt" fo:font-style="italic" fo:font-weight="bold" officeooo:rsid="0088dbbf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13" style:family="text">
      <style:text-properties style:text-position="0% 100%" officeooo:rsid="001e4220"/>
    </style:style>
    <style:style style:name="T114" style:family="text">
      <style:text-properties style:text-position="0% 100%" officeooo:rsid="00585e5b"/>
    </style:style>
    <style:style style:name="T115" style:family="text">
      <style:text-properties style:text-position="0% 100%" officeooo:rsid="0052ff84"/>
    </style:style>
    <style:style style:name="T116" style:family="text">
      <style:text-properties style:text-position="0% 100%" officeooo:rsid="000779be"/>
    </style:style>
    <style:style style:name="T117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118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119" style:family="text">
      <style:text-properties fo:font-size="13pt" fo:font-style="italic" fo:font-weight="bold" officeooo:rsid="0088dbbf" style:font-size-asian="13pt" style:font-style-asian="italic" style:font-weight-asian="bold" style:font-size-complex="13pt" style:font-style-complex="italic" style:font-weight-complex="bold"/>
    </style:style>
    <style:style style:name="T120" style:family="text">
      <style:text-properties fo:font-size="13pt" fo:font-style="italic" fo:font-weight="bold" officeooo:rsid="001e4220" style:font-size-asian="13pt" style:font-style-asian="italic" style:font-weight-asian="bold" style:font-size-complex="13pt" style:font-style-complex="italic" style:font-weight-complex="bold"/>
    </style:style>
    <style:style style:name="T121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122" style:family="text">
      <style:text-properties fo:font-size="13pt" style:font-size-asian="13pt" style:font-size-complex="13pt"/>
    </style:style>
    <style:style style:name="T12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size="10pt" fo:font-style="normal" fo:font-weight="normal" officeooo:rsid="003a63bc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size="10pt" fo:font-style="normal" fo:font-weight="normal" officeooo:rsid="00400716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size="10pt" fo:font-style="normal" fo:font-weight="normal" officeooo:rsid="0046bb1c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fo:font-size="10pt" fo:font-style="normal" fo:font-weight="normal" officeooo:rsid="002ba9c4" style:font-size-asian="8.75pt" style:font-style-asian="normal" style:font-weight-asian="normal" style:font-size-complex="10pt" style:font-style-complex="normal" style:font-weight-complex="normal"/>
    </style:style>
    <style:style style:name="T142" style:family="text">
      <style:text-properties fo:font-size="10pt" fo:font-style="normal" fo:font-weight="normal" officeooo:rsid="0021e191" style:font-size-asian="8.75pt" style:font-style-asian="normal" style:font-weight-asian="normal" style:font-size-complex="10pt" style:font-style-complex="normal" style:font-weight-complex="normal"/>
    </style:style>
    <style:style style:name="T143" style:family="text">
      <style:text-properties officeooo:rsid="00207b72"/>
    </style:style>
    <style:style style:name="T144" style:family="text">
      <style:text-properties officeooo:rsid="0010aad8"/>
    </style:style>
    <style:style style:name="T145" style:family="text">
      <style:text-properties fo:color="#b2b2b2"/>
    </style:style>
    <style:style style:name="T146" style:family="text">
      <style:text-properties fo:color="#b2b2b2" officeooo:rsid="000a7d16"/>
    </style:style>
    <style:style style:name="T147" style:family="text">
      <style:text-properties fo:color="#b2b2b2" officeooo:rsid="000a7d16" fo:background-color="transparent" loext:char-shading-value="0"/>
    </style:style>
    <style:style style:name="T148" style:family="text">
      <style:text-properties fo:color="#b2b2b2" officeooo:rsid="0029af09"/>
    </style:style>
    <style:style style:name="T149" style:family="text">
      <style:text-properties fo:color="#b2b2b2"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fo:color="#b2b2b2" style:text-position="0% 100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fo:color="#b2b2b2"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fo:color="#b2b2b2"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154" style:family="text">
      <style:text-properties fo:color="#b2b2b2"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fo:color="#b2b2b2" style:text-position="0% 100%" fo:font-size="10pt" fo:font-style="normal" fo:font-weight="normal" officeooo:rsid="000a7d16" style:font-size-asian="10pt" style:font-style-asian="normal" style:font-weight-asian="normal" style:font-size-complex="10pt" style:font-style-complex="normal" style:font-weight-complex="normal"/>
    </style:style>
    <style:style style:name="T156" style:family="text">
      <style:text-properties fo:color="#b2b2b2" style:text-position="0% 100%" fo:font-size="10pt" fo:font-style="normal" fo:font-weight="normal" officeooo:rsid="00191027" style:font-size-asian="8.75pt" style:font-style-asian="normal" style:font-weight-asian="normal" style:font-size-complex="10pt" style:font-style-complex="normal" style:font-weight-complex="normal"/>
    </style:style>
    <style:style style:name="T157" style:family="text">
      <style:text-properties fo:color="#b2b2b2" style:text-position="0% 100%" fo:font-size="10pt" fo:font-style="normal" fo:font-weight="normal" officeooo:rsid="002d4c69" style:font-size-asian="8.75pt" style:font-style-asian="normal" style:font-weight-asian="normal" style:font-size-complex="10pt" style:font-style-complex="normal" style:font-weight-complex="normal"/>
    </style:style>
    <style:style style:name="T158" style:family="text">
      <style:text-properties fo:color="#b2b2b2" style:text-position="0% 100%" fo:font-size="10pt" fo:font-style="normal" fo:font-weight="normal" officeooo:rsid="003777f8" style:font-size-asian="8.75pt" style:font-style-asian="normal" style:font-weight-asian="normal" style:font-size-complex="10pt" style:font-style-complex="normal" style:font-weight-complex="normal"/>
    </style:style>
    <style:style style:name="T159" style:family="text">
      <style:text-properties fo:color="#b2b2b2" style:text-position="0% 100%" fo:font-size="10pt" fo:font-style="normal" fo:font-weight="normal" officeooo:rsid="000a7d1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fo:color="#b2b2b2" style:text-position="sub 58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fo:color="#b2b2b2" style:text-position="sub 58%" fo:font-size="10pt" fo:font-style="normal" fo:font-weight="normal" officeooo:rsid="003777f8" style:font-size-asian="10pt" style:font-style-asian="normal" style:font-weight-asian="normal" style:font-size-complex="10pt" style:font-style-complex="normal" style:font-weight-complex="normal"/>
    </style:style>
    <style:style style:name="T162" style:family="text">
      <style:text-properties fo:color="#b2b2b2"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fo:color="#b2b2b2" style:text-position="sub 58%" fo:font-size="10pt" fo:font-style="normal" fo:font-weight="normal" officeooo:rsid="004fcc5a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fo:color="#b2b2b2" style:text-position="sub 58%" officeooo:rsid="001e4220"/>
    </style:style>
    <style:style style:name="T165" style:family="text">
      <style:text-properties fo:color="#b2b2b2" style:font-name="Liberation Mono" officeooo:rsid="0015a0ef" fo:background-color="#ffffff" loext:char-shading-value="0" style:font-name-asian="Nimbus Mono L" style:font-name-complex="Liberation Mono"/>
    </style:style>
    <style:style style:name="T166" style:family="text">
      <style:text-properties fo:color="#b2b2b2" style:font-name="Liberation Mono" officeooo:rsid="000a7d16" fo:background-color="#ffffff" loext:char-shading-value="0" style:font-name-asian="Nimbus Mono L" style:font-name-complex="Liberation Mono"/>
    </style:style>
    <style:style style:name="T167" style:family="text">
      <style:text-properties fo:color="#000000" style:font-name="Liberation Mono" officeooo:rsid="00207b72" fo:background-color="#ffffff" loext:char-shading-value="0" style:font-name-asian="Nimbus Mono L" style:font-name-complex="Liberation Mono"/>
    </style:style>
    <style:style style:name="T168" style:family="text">
      <style:text-properties fo:color="#000000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69" style:family="text">
      <style:text-properties officeooo:rsid="001e4220"/>
    </style:style>
    <style:style style:name="T170" style:family="text">
      <style:text-properties officeooo:rsid="007f00d6"/>
    </style:style>
    <style:style style:name="T171" style:family="text">
      <style:text-properties style:use-window-font-color="true" style:text-position="0% 100%" fo:font-style="normal" fo:font-weight="normal" officeooo:rsid="0040caad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style:use-window-font-color="true" style:text-position="0% 100%" fo:font-style="normal" fo:font-weight="normal" officeooo:rsid="008e2fcb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style:use-window-font-color="true" style:text-position="0% 100%" style:font-name="Liberation Mono" fo:font-size="10pt" fo:font-style="normal" fo:font-weight="normal" officeooo:rsid="0015a0ef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4" style:family="text">
      <style:text-properties style:use-window-font-color="true" style:text-position="0% 100%" style:font-name="Liberation Mono" fo:font-size="10pt" fo:font-style="normal" fo:font-weight="normal" officeooo:rsid="000a7d16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5" style:family="text">
      <style:text-properties style:use-window-font-color="true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76" style:family="text">
      <style:text-properties style:use-window-font-color="true" style:font-name="Liberation Mono" officeooo:rsid="0015a0ef" fo:background-color="#ffffff" loext:char-shading-value="0" style:font-name-asian="Nimbus Mono L" style:font-name-complex="Liberation Mono"/>
    </style:style>
    <style:style style:name="T177" style:family="text">
      <style:text-properties style:use-window-font-color="true" style:font-name="Liberation Mono" officeooo:rsid="000a7d16" fo:background-color="#ffffff" loext:char-shading-value="0" style:font-name-asian="Nimbus Mono L" style:font-name-complex="Liberation Mono"/>
    </style:style>
    <style:style style:name="T178" style:family="text">
      <style:text-properties style:use-window-font-color="true" style:font-name="Liberation Mono" officeooo:rsid="00207b72" fo:background-color="#ffffff" loext:char-shading-value="0" style:font-name-asian="Nimbus Mono L" style:font-name-complex="Liberation Mono"/>
    </style:style>
    <style:style style:name="T179" style:family="text">
      <style:text-properties style:use-window-font-color="true" officeooo:rsid="000a7d16"/>
    </style:style>
    <style:style style:name="T180" style:family="text">
      <style:text-properties officeooo:rsid="004dd6d9"/>
    </style:style>
    <style:style style:name="T181" style:family="text">
      <style:text-properties fo:color="#eeeeee" style:text-position="0% 100%" fo:font-size="10pt" fo:font-style="normal" fo:font-weight="normal" officeooo:rsid="000a7d16" style:font-size-asian="10pt" style:font-style-asian="normal" style:font-weight-asian="normal" style:font-size-complex="10pt" style:font-style-complex="normal" style:font-weight-complex="normal"/>
    </style:style>
    <style:style style:name="T182" style:family="text">
      <style:text-properties fo:color="#eeeeee" style:text-position="0% 100%" fo:font-size="10pt" fo:font-style="normal" fo:font-weight="normal" officeooo:rsid="000a7d1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3" style:family="text">
      <style:text-properties fo:color="#eeeeee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4" style:family="text">
      <style:text-properties fo:color="#eeeeee" style:text-position="0% 100%" style:font-name="Liberation Mono" fo:font-size="10pt" fo:font-style="normal" fo:font-weight="normal" officeooo:rsid="0015a0ef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5" style:family="text">
      <style:text-properties fo:color="#dddddd" style:text-position="0% 100%" fo:font-size="10pt" fo:font-style="normal" fo:font-weight="normal" officeooo:rsid="000a7d16" style:font-size-asian="10pt" style:font-style-asian="normal" style:font-weight-asian="normal" style:font-size-complex="10pt" style:font-style-complex="normal" style:font-weight-complex="normal"/>
    </style:style>
    <style:style style:name="T186" style:family="text">
      <style:text-properties fo:color="#dddddd" style:text-position="0% 100%" fo:font-size="10pt" fo:font-style="normal" fo:font-weight="normal" officeooo:rsid="000a7d1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7" style:family="text">
      <style:text-properties fo:color="#dddddd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8" style:family="text">
      <style:text-properties fo:color="#dddddd" style:text-position="0% 100%" style:font-name="Liberation Mono" fo:font-size="10pt" fo:font-style="normal" fo:font-weight="normal" officeooo:rsid="0015a0ef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yntactic Transformation To Monadic Form</text:p>
      <text:p text:style-name="P8"/>
      <text:p text:style-name="P8"/>
      <text:list xml:id="list3188006125736263420" text:style-name="L1">
        <text:list-item>
          <text:p text:style-name="P33">Expressions:</text:p>
        </text:list-item>
      </text:list>
      <text:p text:style-name="P19"/>
      <text:p text:style-name="P19"/>
      <text:p text:style-name="P5"><text:span text:style-name="T42"><text:s text:c="3"/>------ </text:span><text:span text:style-name="T46">exp</text:span><text:span text:style-name="T43"> -------</text:span></text:p>
      <text:list xml:id="list111005852667840" text:continue-numbering="true" text:style-name="L1">
        <text:list-header>
          <text:p text:style-name="P33"><text:s/></text:p>
        </text:list-header>
      </text:list>
      <text:p text:style-name="P7"><text:span text:style-name="T169">desugar</text:span><text:span text:style-name="T38">&lt;exp&gt; </text:span><text:span text:style-name="T113">:: </text:span><text:span text:style-name="T114">E</text:span><text:span text:style-name="T115">xp → </text:span><text:span text:style-name="T116">Exp</text:span></text:p>
      <text:p text:style-name="P14"><text:s/></text:p>
      <text:p text:style-name="P14"/>
      <text:p text:style-name="P40"><text:span text:style-name="T43">desugar</text:span><text:span text:style-name="T6">&lt;exp&gt; </text:span><text:span text:style-name="T44">exp = </text:span><text:span text:style-name="T43">desugar</text:span><text:span text:style-name="T6">&lt;</text:span><text:span text:style-name="T4">l</text:span><text:span text:style-name="T6">exp&gt; </text:span><text:span text:style-name="T44">exp </text:span><text:span text:style-name="T171">&gt;&gt;= \h -&gt; </text:span><text:span text:style-name="T172">return </text:span><text:span text:style-name="T171">h</text:span><text:span text:style-name="T172"> </text:span></text:p>
      <text:p text:style-name="P16"/>
      <text:p text:style-name="P16"/>
      <text:p text:style-name="P1"><text:span text:style-name="T45"><text:s text:c="3"/>------- </text:span><text:span text:style-name="T46">lexp</text:span><text:span text:style-name="T43"> -------</text:span></text:p>
      <text:p text:style-name="P15"/>
      <text:p text:style-name="P32"><text:span text:style-name="T68">desugar</text:span><text:span text:style-name="T12">&lt;</text:span><text:span text:style-name="T13">l</text:span><text:span text:style-name="T12">exp&gt; </text:span><text:span text:style-name="T68">:: </text:span><text:span text:style-name="T69">E</text:span><text:span text:style-name="T70">xp → </text:span><text:span text:style-name="T71">Exp</text:span><text:span text:style-name="T121"> </text:span></text:p>
      <text:p text:style-name="P17"/>
      <text:p text:style-name="P17"/>
      <text:p text:style-name="P29"/>
      <text:p text:style-name="P26"><text:span text:style-name="T117"><text:s text:c="2"/></text:span><text:span text:style-name="T124">-------</text:span><text:span text:style-name="T131">l</text:span><text:span text:style-name="T126">exp:</text:span><text:span text:style-name="T124"> </text:span><text:span text:style-name="T128">fexp</text:span><text:span text:style-name="T127"> -------</text:span></text:p>
      <text:p text:style-name="P2"/>
      <text:p text:style-name="P2"/>
      <text:p text:style-name="P38"><text:span text:style-name="T169"><text:s/>desugar</text:span><text:span text:style-name="T38">&lt;</text:span><text:span text:style-name="T39">l</text:span><text:span text:style-name="T38">exp&gt; </text:span><text:span text:style-name="T170">fexp = desugar</text:span><text:span text:style-name="T38">&lt;</text:span><text:span text:style-name="T40">f</text:span><text:span text:style-name="T38">exp&gt; </text:span><text:span text:style-name="T170">fexp</text:span><text:span text:style-name="T38"> </text:span></text:p>
      <text:p text:style-name="P18"/>
      <text:p text:style-name="P18"/>
      <text:p text:style-name="P25"><text:span text:style-name="T117"><text:s text:c="2"/></text:span><text:span text:style-name="T124">------- </text:span><text:span text:style-name="T128">fexp</text:span><text:span text:style-name="T127"> -------</text:span></text:p>
      <text:p text:style-name="P4"/>
      <text:p text:style-name="P42"><text:span text:style-name="T73">d</text:span><text:span text:style-name="T79">esugar</text:span><text:span text:style-name="T19">&lt;</text:span><text:span text:style-name="T18">f</text:span><text:span text:style-name="T19">exp&gt; <text:s/></text:span><text:span text:style-name="T84">aexp = <text:s/></text:span><text:span text:style-name="T79">desugar</text:span><text:span text:style-name="T19">&lt;aexp&gt; </text:span><text:span text:style-name="T79">aexp </text:span></text:p>
      <text:p text:style-name="P43"/>
      <text:p text:style-name="P47"><text:span text:style-name="T127">d</text:span><text:span text:style-name="T132">esugar</text:span><text:span text:style-name="T19">&lt;</text:span><text:span text:style-name="T18">f</text:span><text:span text:style-name="T19">exp&gt; <text:s/></text:span><text:span text:style-name="T135">(f</text:span><text:span text:style-name="T133">exp </text:span><text:span text:style-name="T135">literal)</text:span><text:span text:style-name="T133"> = </text:span><text:span text:style-name="T132">desugar</text:span><text:span text:style-name="T19">&lt;</text:span><text:span text:style-name="T27">l</text:span><text:span text:style-name="T19">exp&gt; </text:span><text:span text:style-name="T135">fexp literal </text:span><text:span text:style-name="T139">&gt;&gt;= \g</text:span><text:span text:style-name="T28">i</text:span><text:span text:style-name="T139"> → g</text:span><text:span text:style-name="T28">i</text:span></text:p>
      <text:p text:style-name="P44"/>
      <text:p text:style-name="P48"><text:span text:style-name="T127">d</text:span><text:span text:style-name="T132">esugar</text:span><text:span text:style-name="T19">&lt;</text:span><text:span text:style-name="T18">f</text:span><text:span text:style-name="T19">exp&gt; <text:s/></text:span><text:span text:style-name="T135">(f</text:span><text:span text:style-name="T133">exp </text:span><text:span text:style-name="T135">qvar)</text:span><text:span text:style-name="T133"> = </text:span><text:span text:style-name="T134"><text:s/></text:span><text:span text:style-name="T132">desugar</text:span><text:span text:style-name="T19">&lt;</text:span><text:span text:style-name="T27">l</text:span><text:span text:style-name="T19">exp&gt; </text:span><text:span text:style-name="T135">fexp</text:span><text:span text:style-name="T138"> qvar &gt;&gt;= </text:span><text:span text:style-name="T137">\</text:span><text:span text:style-name="T138">g</text:span><text:span text:style-name="T28">i</text:span><text:span text:style-name="T137"> → </text:span><text:span text:style-name="T138">g</text:span><text:span text:style-name="T28">i</text:span></text:p>
      <text:p text:style-name="P44"/>
      <text:p text:style-name="P48"><text:span text:style-name="T127">d</text:span><text:span text:style-name="T132">esugar</text:span><text:span text:style-name="T19">&lt;</text:span><text:span text:style-name="T18">f</text:span><text:span text:style-name="T19">exp&gt; <text:s/></text:span><text:span text:style-name="T135">(f</text:span><text:span text:style-name="T133">exp </text:span><text:span text:style-name="T136">gcon</text:span><text:span text:style-name="T135">)</text:span><text:span text:style-name="T133"> = </text:span><text:span text:style-name="T134"><text:s/></text:span><text:span text:style-name="T132">desugar</text:span><text:span text:style-name="T19">&lt;</text:span><text:span text:style-name="T27">l</text:span><text:span text:style-name="T19">exp&gt; </text:span><text:span text:style-name="T135">fexp </text:span><text:span text:style-name="T136">gcon </text:span><text:span text:style-name="T139">&gt;&gt;= \g</text:span><text:span text:style-name="T28">i</text:span><text:span text:style-name="T139"> → g</text:span><text:span text:style-name="T28">i</text:span></text:p>
      <text:p text:style-name="P37"/>
      <text:p text:style-name="P54"><text:span text:style-name="T127">d</text:span><text:span text:style-name="T123">esugar</text:span><text:span text:style-name="T14">&lt;</text:span><text:span text:style-name="T18">f</text:span><text:span text:style-name="T14">exp&gt; </text:span><text:span text:style-name="T72">(fexp </text:span><text:span text:style-name="T93">(exp)</text:span><text:span text:style-name="T72">)= </text:span><text:span text:style-name="T19"><text:s/></text:span><text:span text:style-name="T79">desugar</text:span><text:span text:style-name="T19">&lt;</text:span><text:span text:style-name="T27">l</text:span><text:span text:style-name="T19">exp&gt;</text:span><text:span text:style-name="T79"> fexp </text:span><text:span text:style-name="T81">exp</text:span><text:span text:style-name="T79"> </text:span><text:span text:style-name="T80">&gt;&gt;= \</text:span><text:span text:style-name="T98">e</text:span><text:span text:style-name="T80">x</text:span><text:span text:style-name="T28">i</text:span><text:span text:style-name="T80"> → </text:span><text:span text:style-name="T98">e</text:span><text:span text:style-name="T92">x</text:span><text:span text:style-name="T28">i</text:span></text:p>
      <text:p text:style-name="P22"/>
      <text:p text:style-name="P36"><text:span text:style-name="T127">d</text:span><text:span text:style-name="T130">esugar</text:span><text:span text:style-name="T26">&lt;</text:span><text:span text:style-name="T18">f</text:span><text:span text:style-name="T26">exp&gt; </text:span><text:span text:style-name="T94">(fexp </text:span><text:span text:style-name="T73">(</text:span><text:span text:style-name="T82">exp1,…, exp</text:span><text:span text:style-name="T20">k</text:span><text:span text:style-name="T73">)</text:span><text:span text:style-name="T94">)= </text:span><text:span text:style-name="T79">desugar</text:span><text:span text:style-name="T19">&lt;</text:span><text:span text:style-name="T27">l</text:span><text:span text:style-name="T19">exp&gt;</text:span><text:span text:style-name="T79"> fexp </text:span><text:span text:style-name="T73">(</text:span><text:span text:style-name="T82">exp1,…, exp</text:span><text:span text:style-name="T20">k</text:span><text:span text:style-name="T73">)</text:span><text:span text:style-name="T79"> </text:span><text:span text:style-name="T80">&gt;&gt;= </text:span></text:p>
      <text:p text:style-name="P36"><text:span text:style-name="T80"><text:s text:c="46"/>\</text:span><text:span text:style-name="T96">tuple</text:span><text:span text:style-name="T22"> </text:span><text:span text:style-name="T80">→ </text:span><text:span text:style-name="T96">tuple</text:span></text:p>
      <text:p text:style-name="P23"/>
      <text:p text:style-name="P36"><text:span text:style-name="T127">d</text:span><text:span text:style-name="T130">esugar</text:span><text:span text:style-name="T26">&lt;</text:span><text:span text:style-name="T18">f</text:span><text:span text:style-name="T26">exp&gt; </text:span><text:span text:style-name="T94">(fexp </text:span><text:span text:style-name="T95">[</text:span><text:span text:style-name="T82">exp1,…, exp</text:span><text:span text:style-name="T20">k</text:span><text:span text:style-name="T95">]</text:span><text:span text:style-name="T94">)= </text:span><text:span text:style-name="T79">desugar</text:span><text:span text:style-name="T19">&lt;</text:span><text:span text:style-name="T27">l</text:span><text:span text:style-name="T19">exp&gt;</text:span><text:span text:style-name="T79"> fexp</text:span><text:span text:style-name="T19"> </text:span><text:span text:style-name="T95">[</text:span><text:span text:style-name="T82">exp1,…, exp</text:span><text:span text:style-name="T20">k</text:span><text:span text:style-name="T95">]</text:span><text:span text:style-name="T79"> </text:span><text:span text:style-name="T80">&gt;&gt;=</text:span></text:p>
      <text:p text:style-name="P36"><text:span text:style-name="T80"><text:s text:c="46"/>\</text:span><text:span text:style-name="T96">list</text:span><text:span text:style-name="T22"> </text:span><text:span text:style-name="T80">→ </text:span><text:span text:style-name="T96">list</text:span></text:p>
      <text:p text:style-name="P20"/>
      <text:p text:style-name="P13"/>
      <text:p text:style-name="P12"><text:span text:style-name="T123"><text:s text:c="2"/>------- </text:span><text:span text:style-name="T129">a</text:span><text:span text:style-name="T128">exp</text:span><text:span text:style-name="T127"> -------</text:span></text:p>
      <text:p text:style-name="P12"/>
      <text:p text:style-name="P25"><text:span text:style-name="T127">desugar</text:span><text:span text:style-name="T15">&lt;</text:span><text:span text:style-name="T23">a</text:span><text:span text:style-name="T15">exp&gt;</text:span><text:span text:style-name="T73"> </text:span><text:span text:style-name="T85">literal</text:span><text:span text:style-name="T73"> </text:span><text:span text:style-name="T85">= literal</text:span></text:p>
      <text:p text:style-name="P21"/>
      <text:p text:style-name="P25"><text:span text:style-name="T73">desugar</text:span><text:span text:style-name="T15">&lt;</text:span><text:span text:style-name="T23">a</text:span><text:span text:style-name="T15">exp&gt;</text:span><text:span text:style-name="T73"> </text:span><text:span text:style-name="T86">qvar</text:span><text:span text:style-name="T73"> </text:span><text:span text:style-name="T85">= </text:span><text:span text:style-name="T86">qvar</text:span></text:p>
      <text:p text:style-name="P21"/>
      <text:p text:style-name="P25"><text:span text:style-name="T73">desugar</text:span><text:span text:style-name="T15">&lt;</text:span><text:span text:style-name="T23">a</text:span><text:span text:style-name="T15">exp&gt;</text:span><text:span text:style-name="T73"> </text:span><text:span text:style-name="T87">gcon</text:span><text:span text:style-name="T73"> </text:span><text:span text:style-name="T85">= </text:span><text:span text:style-name="T87">gcon</text:span></text:p>
      <text:p text:style-name="P21"/>
      <text:p text:style-name="P25"><text:span text:style-name="T73">desugar</text:span><text:span text:style-name="T15">&lt;</text:span><text:span text:style-name="T23">a</text:span><text:span text:style-name="T15">exp&gt;</text:span><text:span text:style-name="T73"> (</text:span><text:span text:style-name="T88">exp</text:span><text:span text:style-name="T73">) </text:span><text:span text:style-name="T85">= </text:span><text:span text:style-name="T119"><text:s/></text:span><text:span text:style-name="T142">(</text:span><text:span text:style-name="T73">desugar</text:span><text:span text:style-name="T15">&lt;</text:span><text:span text:style-name="T24">l</text:span><text:span text:style-name="T15">exp&gt;</text:span><text:span text:style-name="T73"> </text:span><text:span text:style-name="T88">exp</text:span><text:span text:style-name="T95">)</text:span></text:p>
      <text:p text:style-name="P12"/>
      <text:p text:style-name="P25"><text:span text:style-name="T73">desugar</text:span><text:span text:style-name="T15">&lt;</text:span><text:span text:style-name="T23">a</text:span><text:span text:style-name="T15">exp&gt;</text:span><text:span text:style-name="T73"> (</text:span><text:span text:style-name="T82">exp1,…, exp</text:span><text:span text:style-name="T20">k</text:span><text:span text:style-name="T73">) </text:span><text:span text:style-name="T85">= </text:span><text:span text:style-name="T91">(</text:span><text:span text:style-name="T73">desugar</text:span><text:span text:style-name="T15">&lt;</text:span><text:span text:style-name="T24">l</text:span><text:span text:style-name="T15">exp&gt;</text:span><text:span text:style-name="T73"> </text:span><text:span text:style-name="T88">exp</text:span><text:span text:style-name="T21">1</text:span><text:span text:style-name="T83">, … , </text:span><text:span text:style-name="T73">desugar</text:span><text:span text:style-name="T15">&lt;</text:span><text:span text:style-name="T24">l</text:span><text:span text:style-name="T15">exp&gt;</text:span><text:span text:style-name="T73"> </text:span><text:span text:style-name="T88">exp</text:span><text:span text:style-name="T25">k</text:span><text:span text:style-name="T91">)</text:span><text:span text:style-name="T89"> <text:s text:c="4"/></text:span></text:p>
      <text:p text:style-name="P12"><text:s text:c="36"/></text:p>
      <text:p text:style-name="P55"><text:span text:style-name="T102">desugar</text:span><text:span text:style-name="T30">&lt;</text:span><text:span text:style-name="T31">a</text:span><text:span text:style-name="T30">exp&gt;</text:span><text:span text:style-name="T102"> </text:span><text:span text:style-name="T103">[</text:span><text:span text:style-name="T104">exp1,…, exp</text:span><text:span text:style-name="T32">k</text:span><text:span text:style-name="T103">]</text:span><text:span text:style-name="T102"> </text:span><text:span text:style-name="T105">= </text:span><text:span text:style-name="T112"><text:s/></text:span><text:span text:style-name="T106">[</text:span><text:span text:style-name="T102">desugar</text:span><text:span text:style-name="T30">&lt;</text:span><text:span text:style-name="T33">l</text:span><text:span text:style-name="T30">exp&gt;</text:span><text:span text:style-name="T102"> </text:span><text:span text:style-name="T107">exp</text:span><text:span text:style-name="T34">1</text:span><text:span text:style-name="T108">, … ,</text:span><text:span text:style-name="T34"> </text:span><text:span text:style-name="T102">desugar</text:span><text:span text:style-name="T30">&lt;</text:span><text:span text:style-name="T33">l</text:span><text:span text:style-name="T30">exp&gt;</text:span><text:span text:style-name="T102"> </text:span><text:span text:style-name="T107">exp</text:span><text:span text:style-name="T35">k</text:span><text:span text:style-name="T109"> </text:span><text:span text:style-name="T106">]</text:span></text:p>
      <text:p text:style-name="P10"><text:soft-page-break/></text:p>
      <text:p text:style-name="P27"><text:span text:style-name="T117"><text:s text:c="2"/></text:span><text:span text:style-name="T124">-------</text:span><text:span text:style-name="T125">l</text:span><text:span text:style-name="T126">exp:</text:span><text:span text:style-name="T124"> </text:span><text:span text:style-name="T127">let decls in exp -------</text:span></text:p>
      <text:p text:style-name="P3"/>
      <text:p text:style-name="P3"><text:tab/></text:p>
      <text:p text:style-name="P6"><text:span text:style-name="T1">desugar</text:span><text:span text:style-name="T3">&lt;</text:span><text:span text:style-name="T4">l</text:span><text:span text:style-name="T3">exp&gt;</text:span><text:span text:style-name="T42"> (let decls in exp) = desugar</text:span><text:span text:style-name="T3">&lt;dcl</text:span><text:span text:style-name="T5">r</text:span><text:span text:style-name="T3">s&gt; </text:span><text:span text:style-name="T42">decls exp</text:span></text:p>
      <text:p text:style-name="P11"/>
      <text:p text:style-name="P11"/>
      <text:p text:style-name="P11"/>
      <text:p text:style-name="P11"/>
      <text:list xml:id="list8878019962588902408" text:style-name="L2">
        <text:list-item>
          <text:p text:style-name="P56"><text:span text:style-name="T120">Declarations</text:span></text:p>
        </text:list-item>
      </text:list>
      <text:p text:style-name="P11"/>
      <text:p text:style-name="P11"/>
      <text:p text:style-name="P41"><text:span text:style-name="T45"><text:s text:c="2"/>------- <text:s/></text:span><text:span text:style-name="T48">dclrs </text:span><text:span text:style-name="T42">-------</text:span></text:p>
      <text:p text:style-name="P41"><text:span text:style-name="T42"/></text:p>
      <text:p text:style-name="P51"><text:span text:style-name="T64"><text:s text:c="4"/>desugar</text:span><text:span text:style-name="T10">&lt;dcl</text:span><text:span text:style-name="T11">r</text:span><text:span text:style-name="T10">&gt; :: </text:span><text:span text:style-name="T65">D</text:span><text:span text:style-name="T66">clr</text:span><text:span text:style-name="T67">s</text:span><text:span text:style-name="T66"> → </text:span><text:span text:style-name="T67">Exp</text:span><text:span text:style-name="T66"> </text:span></text:p>
      <text:p text:style-name="P39"><text:span text:style-name="T179"><text:s text:c="2"/></text:span><text:span text:style-name="T146"><text:s text:c="6"/></text:span></text:p>
      <text:p text:style-name="P49"><text:span text:style-name="T110"><text:s text:c="3"/></text:span><text:span text:style-name="T42">desugar</text:span><text:span text:style-name="T3">&lt;dcl</text:span><text:span text:style-name="T5">r</text:span><text:span text:style-name="T3">s&gt; </text:span><text:span text:style-name="T49">(dclr1; … ; dclrn) = desugar</text:span><text:span text:style-name="T5">&lt;dclr&gt; </text:span><text:span text:style-name="T50">declr1 </text:span><text:span text:style-name="T53"><text:s/></text:span><text:span text:style-name="T50">… <text:s/></text:span><text:span text:style-name="T53"><text:s/></text:span><text:span text:style-name="T49">desugar</text:span><text:span text:style-name="T5">&lt;dclr&gt; </text:span><text:span text:style-name="T50">declr</text:span><text:span text:style-name="T51">n</text:span></text:p>
      <text:p text:style-name="P49"><text:span text:style-name="T49"><text:s text:c="26"/></text:span><text:span text:style-name="T52">| <text:s/>(;) = </text:span><text:span text:style-name="T54">\_ -&gt;</text:span><text:span text:style-name="T53"> </text:span></text:p>
      <text:p text:style-name="P45"/>
      <text:p text:style-name="P45"/>
      <text:p text:style-name="P45"/>
      <text:p text:style-name="P45"/>
      <text:p text:style-name="P50"><text:span text:style-name="T45"><text:s text:c="3"/>------- <text:s/></text:span><text:span text:style-name="T48">dclr </text:span><text:span text:style-name="T52">-------</text:span></text:p>
      <text:p text:style-name="P52"><text:span text:style-name="T59"/></text:p>
      <text:p text:style-name="P46"/>
      <text:p text:style-name="P53"><text:span text:style-name="T127"><text:s text:c="5"/></text:span><text:span text:style-name="T73">desugar</text:span><text:span text:style-name="T15">&lt;dcl</text:span><text:span text:style-name="T16">r</text:span><text:span text:style-name="T15">&gt; <text:s/></text:span><text:span text:style-name="T74">(funlhs | pat) </text:span><text:span text:style-name="T99">(= exp) </text:span><text:span text:style-name="T75">= <text:s/></text:span><text:span text:style-name="T100">exp </text:span><text:span text:style-name="T101">&gt;&gt;= \</text:span><text:span text:style-name="T76">(funlhs | pat) -</text:span><text:span text:style-name="T99">&gt;</text:span><text:span text:style-name="T118"> </text:span></text:p>
      <text:p text:style-name="P31"/>
      <text:p text:style-name="P31"/>
      <text:p text:style-name="P31"/>
      <text:p text:style-name="P34"><text:span text:style-name="T174"><text:s/></text:span><text:span text:style-name="T175"><text:s/></text:span><text:span text:style-name="T153"><text:s/></text:span><text:s text:c="37"/></text:p>
      <text:p text:style-name="P9"/>
      <text:p text:style-name="P9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1:09:06.217161439</dc:date>
    <meta:editing-duration>PT5H3M42S</meta:editing-duration>
    <meta:editing-cycles>68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217" meta:character-count="1654" meta:non-whitespace-character-count="1209"/>
  </office:meta>
</office:document-meta>
</file>